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2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25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2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2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2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2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022" calcext:value-type="float">
            <text:p>5.5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934" calcext:value-type="float">
            <text:p>6.14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5332" calcext:value-type="float">
            <text:p>6.08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639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42" meta:object-count="0"/>
    <meta:user-defined meta:name="AppVersion">3.0</meta:user-defined>
  </office:meta>
</office:document-meta>
</file>